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e8f" officeooo:paragraph-rsid="001bee8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bee8f" officeooo:paragraph-rsid="001bee8f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text-properties officeooo:rsid="001bee8f" officeooo:paragraph-rsid="001bee8f"/>
    </style:style>
    <style:style style:name="P4" style:family="paragraph" style:parent-style-name="Standard" style:list-style-name="L1">
      <style:text-properties officeooo:rsid="001e78cd" officeooo:paragraph-rsid="001e78cd"/>
    </style:style>
    <style:style style:name="T1" style:family="text">
      <style:text-properties officeooo:rsid="001e78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ublier un fichier pdf et récupérer le lien</text:p>
      <text:p text:style-name="P1"/>
      <text:p text:style-name="P1">Sur la plateforme <text:a xlink:type="simple" xlink:href="https://dodoc.ecriredanslaville.net/memoires-de-regis" text:style-name="Internet_20_link" text:visited-style-name="Visited_20_Internet_20_Link">https://dodoc.ecriredanslaville.net/memoires-de-regis</text:a> :</text:p>
      <text:list xml:id="list3530252665" text:style-name="L1">
        <text:list-item>
          <text:p text:style-name="P3">Importer le fichier pdf</text:p>
        </text:list-item>
        <text:list-item>
          <text:p text:style-name="P3">cliquer sur le fichier</text:p>
        </text:list-item>
        <text:list-item>
          <text:p text:style-name="P3">Le fichier s’ouvre avec à sa droite un menu : éditer le média</text:p>
        </text:list-item>
        <text:list-item>
          <text:p text:style-name="P4">Cliquer sur le bouton « partage »</text:p>
        </text:list-item>
        <text:list-item>
          <text:p text:style-name="P3">A côté du Qrcode, décocher le verrou : ouvrir dans Do.Doc</text:p>
        </text:list-item>
        <text:list-item>
          <text:p text:style-name="P3">Cliquer sur <text:s/>le lien <text:span text:style-name="T1">qui </text:span>apparaît dans l’encadré</text:p>
        </text:list-item>
        <text:list-item>
          <text:p text:style-name="P3">Copier le lien et l’envoyer par e-mai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5:56:11.647851942</meta:creation-date>
    <meta:generator>LibreOffice/6.4.7.2$Linux_X86_64 LibreOffice_project/40$Build-2</meta:generator>
    <dc:date>2021-10-12T16:21:15.152532493</dc:date>
    <meta:editing-duration>PT10M2S</meta:editing-duration>
    <meta:editing-cycles>2</meta:editing-cycles>
    <meta:print-date>2021-10-12T16:13:03.825709164</meta:print-date>
    <meta:document-statistic meta:table-count="0" meta:image-count="0" meta:object-count="0" meta:page-count="1" meta:paragraph-count="9" meta:word-count="74" meta:character-count="405" meta:non-whitespace-character-count="346"/>
  </office:meta>
</office:document-meta>
</file>